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ebdings" svg:font-family="Webdings" style:font-pitch="fixed" style:font-charset="x-symbol"/>
    <style:font-face style:name="OpenSymbol" svg:font-family="OpenSymbol"/>
    <style:font-face style:name="FreeSans1" svg:font-family="FreeSans" style:font-family-generic="swiss"/>
    <style:font-face style:name="Liberation Sans" svg:font-family="'Liberation Sans'" style:font-family-generic="swiss"/>
    <style:font-face style:name="Andale Mono" svg:font-family="'Andale Mono'" style:font-pitch="fixed"/>
    <style:font-face style:name="Sauce Code Powerline" svg:font-family="'Sauce Code Powerline'" style:font-pitch="fixed"/>
    <style:font-face style:name="DejaVu Sans Mono" svg:font-family="'DejaVu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Droid Sans Mono" svg:font-family="'Droid Sans Mono'" style:font-family-generic="swiss"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20pt" style:text-underline-style="none" fo:font-weight="bold"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Trebuchet MS" fo:font-size="12pt" style:font-size-asian="10.5pt" style:font-size-complex="12pt"/>
    </style:style>
    <style:style style:name="P3" style:family="paragraph" style:parent-style-name="Standard">
      <style:paragraph-properties fo:text-align="start" style:justify-single-word="false"/>
      <style:text-properties style:font-name="Trebuchet MS" fo:font-size="12pt" fo:font-style="italic" style:font-size-asian="10.5pt" style:font-style-asian="italic" style:font-size-complex="12pt" style:font-style-complex="italic"/>
    </style:style>
    <style:style style:name="P4" style:family="paragraph" style:parent-style-name="Standard" style:list-style-name="L4">
      <style:paragraph-properties fo:text-align="start" style:justify-single-word="false"/>
      <style:text-properties style:font-name="Trebuchet MS" fo:font-size="12pt" fo:font-style="italic" style:font-size-asian="10.5pt" style:font-style-asian="italic" style:font-size-complex="12pt" style:font-style-complex="italic"/>
    </style:style>
    <style:style style:name="P5" style:family="paragraph" style:parent-style-name="Standard">
      <style:paragraph-properties fo:text-align="start" style:justify-single-word="false"/>
      <style:text-properties style:font-name="Trebuchet MS" fo:font-size="12pt" fo:font-style="italic" style:text-underline-style="solid" style:text-underline-width="auto" style:text-underline-color="font-color" style:font-size-asian="10.5pt" style:font-style-asian="italic" style:font-size-complex="12pt" style:font-style-complex="italic"/>
    </style:style>
    <style:style style:name="P6" style:family="paragraph" style:parent-style-name="Standard">
      <style:paragraph-properties fo:text-align="start" style:justify-single-word="false"/>
      <style:text-properties style:font-name="Trebuchet MS" fo:font-size="12pt" fo:font-style="normal" style:text-underline-style="none"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Trebuchet MS" fo:font-size="15pt" fo:font-style="italic" style:text-underline-style="solid" style:text-underline-width="auto" style:text-underline-color="font-color" style:font-size-asian="13.1000003814697pt" style:font-style-asian="italic" style:font-size-complex="15pt" style:font-style-complex="italic"/>
    </style:style>
    <style:style style:name="P8" style:family="paragraph" style:parent-style-name="Standard">
      <style:paragraph-properties fo:text-align="start" style:justify-single-word="false"/>
      <style:text-properties style:font-name="Trebuchet MS" fo:font-size="15pt" fo:font-style="italic" style:text-underline-style="solid" style:text-underline-width="auto" style:text-underline-color="font-color" fo:font-weight="normal" style:font-size-asian="13.1000003814697pt" style:font-style-asian="italic" style:font-weight-asian="normal" style:font-size-complex="15pt" style:font-style-complex="italic" style:font-weight-complex="normal"/>
    </style:style>
    <style:style style:name="P9" style:family="paragraph" style:parent-style-name="Footer">
      <style:paragraph-properties fo:text-align="center" style:justify-single-word="false"/>
    </style:style>
    <style:style style:name="P10" style:family="paragraph" style:parent-style-name="Preformatted_20_Text">
      <style:paragraph-properties fo:margin-top="0cm" fo:margin-bottom="0.499cm" fo:background-color="#000000">
        <style:background-image/>
      </style:paragraph-properties>
      <style:text-properties fo:color="#f8f8f8"/>
    </style:style>
    <style:style style:name="P11" style:family="paragraph" style:parent-style-name="Preformatted_20_Text">
      <style:paragraph-properties fo:background-color="#000000">
        <style:background-image/>
      </style:paragraph-properties>
      <style:text-properties fo:color="#f8f8f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ize="15pt" fo:font-style="italic" style:text-underline-style="solid" style:text-underline-width="auto" style:text-underline-color="font-color" style:font-size-asian="13.1000003814697pt" style:font-style-asian="italic" style:font-size-complex="15pt" style:font-style-complex="italic"/>
    </style:style>
    <style:style style:name="T6" style:family="text">
      <style:text-properties fo:color="#99cf50"/>
    </style:style>
    <style:style style:name="T7" style:family="text">
      <style:text-properties fo:color="#89bdff"/>
    </style:style>
    <style:style style:name="T8" style:family="text">
      <style:text-properties fo:color="#008000"/>
    </style:style>
    <style:style style:name="T9" style:family="text">
      <style:text-properties fo:color="#ff420e"/>
    </style:style>
    <style:style style:name="T10" style:family="text">
      <style:text-properties fo:color="#9966cc"/>
    </style:style>
    <style:style style:name="T11" style:family="text">
      <style:text-properties fo:color="#ff950e"/>
    </style:style>
    <style:style style:name="T12" style:family="text">
      <style:text-properties fo:color="#c0c0c0"/>
    </style:style>
    <style:style style:name="T13" style:family="text">
      <style:text-properties fo:color="#666666"/>
    </style:style>
    <style:style style:name="T14" style:family="text">
      <style:text-properties fo:color="#666666" style:font-name="Sauce Code Powerline"/>
    </style:style>
    <style:style style:name="T15" style:family="text">
      <style:text-properties fo:color="#666666" style:font-name="Droid Sans Mono"/>
    </style:style>
    <style:style style:name="T16" style:family="text">
      <style:text-properties fo:color="#666666" style:font-name="Georgia"/>
    </style:style>
    <style:style style:name="T17" style:family="text">
      <style:text-properties fo:color="#666666" style:font-name="Georgia" fo:font-size="10pt" style:font-size-asian="10pt" style:font-size-complex="10pt"/>
    </style:style>
    <style:style style:name="T18" style:family="text">
      <style:text-properties fo:color="#666666" fo:font-size="10pt" style:font-size-asian="10pt" style:font-size-complex="10pt"/>
    </style:style>
    <style:style style:name="T19" style:family="text">
      <style:text-properties fo:color="#666666" style:font-name="Arial" fo:font-size="10pt" style:font-size-asian="10pt" style:font-size-complex="10pt"/>
    </style:style>
    <style:style style:name="T20" style:family="text">
      <style:text-properties fo:color="#666666" style:font-name="Webdings" fo:font-size="10pt" style:font-size-asian="10pt" style:font-size-complex="10pt"/>
    </style:style>
    <style:style style:name="T21" style:family="text">
      <style:text-properties fo:color="#666666" style:font-name="Andale Mono" fo:font-size="10pt" style:font-size-asian="10pt" style:font-size-complex="10pt"/>
    </style:style>
    <style:style style:name="T22" style:family="text">
      <style:text-properties fo:color="#666666" style:font-name="Trebuchet MS" fo:font-size="10pt" style:font-size-asian="10pt" style:font-size-complex="10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rmal &amp; Parallax Mapping Tutorial</text:p>
      <text:p text:style-name="P2"/>
      <text:p text:style-name="P2"/>
      <text:p text:style-name="P2"><text:span text:style-name="T5">Introduction</text:span><text:line-break/></text:p>
      <text:p text:style-name="P2">This tutorial assumes a basic understanding of OpenGL and GLSL, as well as the ability to load and initialise shaders and to draw geometry using <text:span text:style-name="T1">vertex buffer objects</text:span><text:span text:style-name="T2">, under the OpenGL core profile.</text:span></text:p>
      <text:p text:style-name="P2"><text:span text:style-name="T2"/></text:p>
      <text:p text:style-name="P2"><text:span text:style-name="T2"/></text:p>
      <text:p text:style-name="P8">What You'll Learn</text:p>
      <text:p text:style-name="P3"><text:span text:style-name="T3"/></text:p>
      <text:p text:style-name="P3"><text:span text:style-name="T3">By the end of this tutorial, you will have learned:</text:span></text:p>
      <text:p text:style-name="P3"><text:span text:style-name="T3"/></text:p>
      <text:list xml:id="list579190853" text:style-name="L4">
        <text:list-item>
          <text:p text:style-name="P4"><text:span text:style-name="T3">What tangent space is, and how to convert vertices between model space and tangent space.</text:span></text:p>
        </text:list-item>
        <text:list-item>
          <text:p text:style-name="P4"><text:span text:style-name="T3">How to apply a normal map to lighting calculations, for texture-accurate lighting.</text:span></text:p>
        </text:list-item>
        <text:list-item>
          <text:p text:style-name="P4"><text:span text:style-name="T3">What parallax mapping is.</text:span></text:p>
        </text:list-item>
        <text:list-item>
          <text:p text:style-name="P4"><text:span text:style-name="T3">How to transform texture coordinates using parallax mapping, to simulate 3D geometry on a 2D surface.</text:span></text:p>
        </text:list-item>
      </text:list>
      <text:p text:style-name="P3"><text:span text:style-name="T3"/></text:p>
      <text:p text:style-name="P3"><text:span text:style-name="T3"/></text:p>
      <text:p text:style-name="P7"><text:span text:style-name="T2">Model Space</text:span></text:p>
      <text:p text:style-name="P5"><text:span text:style-name="T4"/></text:p>
      <text:p text:style-name="P5"><text:span text:style-name="T4">Since you have some experience writing shaders, you should have heard of the term “model space”, or should at least have heard of the model view matrix. How exactly does the graphics card know how to draw vertex data? Well, you usually tell it how to do so in the form of a vertex shader, something like this:</text:span></text:p>
      <text:p text:style-name="P5"/>
      <text:section text:style-name="Sect1" text:name="parsed_code">
        <text:p text:style-name="P11"><text:span text:style-name="T6"/></text:p>
        <text:p text:style-name="P11"><text:span text:style-name="T6"><text:s/>void</text:span> <text:span text:style-name="T7">main</text:span>(<text:span text:style-name="T6">void</text:span>)</text:p>
        <text:p text:style-name="P11"><text:s/>{</text:p>
        <text:p text:style-name="P11"><text:s text:c="5"/><text:span text:style-name="T10">vec4</text:span> <text:span text:style-name="T9">modelVertex</text:span> = <text:span text:style-name="T11">u_modelViewMatrix</text:span> * <text:span text:style-name="T11">in_vertex</text:span>;</text:p>
        <text:p text:style-name="P11"><text:s text:c="5"/><text:span text:style-name="T8">/* other code goes here */</text:span></text:p>
        <text:p text:style-name="P11"><text:s text:c="5"/><text:span text:style-name="T11">gl_Position</text:span> = <text:span text:style-name="T11">u_projectionMatrix</text:span> * <text:span text:style-name="T9">modelVertex</text:span>;</text:p>
        <text:p text:style-name="P10"><text:s/>}<text:line-break/></text:p>
      </text:section>
      <text:p text:style-name="P6">To get the vertex into a usable form – one which represents where it is relative to the camera at (0, 0, 0) – we need to convert it to model space. Model space means exactly what it sounds like – a programmer-defined model of 3D space. Once we have the vertex in this form, we can use it in calculations such as lighting which involve other vertices in the same form.</text:p>
      <text:p text:style-name="P6"/>
      <text:p text:style-name="P6">The model view matrix simply defines a model of 3D space, and by multiplying a matrix by a vertex, we're converting that vertex into the space defined by the matrix.</text:p>
      <text:p text:style-name="P6"/>
      <text:p text:style-name="P6"/>
      <text:p text:style-name="P6"/>
      <text:p text:style-name="P6"><text:soft-page-break/></text:p>
      <text:p text:style-name="P6"/>
      <text:p text:style-name="P7">Tangent Space</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ebdings" svg:font-family="Webdings" style:font-pitch="fixed" style:font-charset="x-symbol"/>
    <style:font-face style:name="OpenSymbol" svg:font-family="OpenSymbol"/>
    <style:font-face style:name="FreeSans1" svg:font-family="FreeSans" style:font-family-generic="swiss"/>
    <style:font-face style:name="Liberation Sans" svg:font-family="'Liberation Sans'" style:font-family-generic="swiss"/>
    <style:font-face style:name="Andale Mono" svg:font-family="'Andale Mono'" style:font-pitch="fixed"/>
    <style:font-face style:name="Sauce Code Powerline" svg:font-family="'Sauce Code Powerline'" style:font-pitch="fixed"/>
    <style:font-face style:name="DejaVu Sans Mono" svg:font-family="'DejaVu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Droid Sans Mono" svg:font-family="'Droid Sans Mono'" style:font-family-generic="swiss"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FreeSans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color="#666666" style:font-name="Trebuchet MS" fo:font-size="10pt" style:font-size-asian="10pt" style:font-size-complex="10pt"/>
    </style:style>
    <style:style style:name="MT2" style:family="text">
      <style:text-properties fo:color="#000080" style:font-name="Trebuchet MS" fo:font-size="10pt" style:font-size-asian="10pt" style:font-size-complex="10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Copyright © 2013 David Farrell. Licensed under the </text:span><text:a xlink:type="simple" xlink:href="http://www.apache.org/licenses/LICENSE-2.0"><text:span text:style-name="MT2">Apache License, Version 2.0</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8:24:34</meta:creation-date>
    <dc:date>2013-11-07T21:43:35</dc:date>
    <meta:editing-duration>PT3H2M51S</meta:editing-duration>
    <meta:editing-cycles>9</meta:editing-cycles>
    <meta:generator>LibreOffice/3.5$Linux_X86_64 LibreOffice_project/350m1$Build-2</meta:generator>
    <meta:document-statistic meta:table-count="0" meta:image-count="0" meta:object-count="0" meta:page-count="2" meta:paragraph-count="21" meta:word-count="300" meta:character-count="1716" meta:non-whitespace-character-count="1421"/>
  </office:meta>
</office:document-meta>
</file>